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4">
      <style:paragraph-properties>
        <style:tab-stops>
          <style:tab-stop style:position="15.501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1.984cm" fo:margin-right="0cm" fo:text-indent="-1.958cm" style:auto-text-indent="false">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2">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MEILENSTEIN 4<text:tab/>2</text:p>
          <text:p text:style-name="P5">500 JAHRE GESCHICHTE<text:tab/>2</text:p>
          <text:p text:style-name="P6">Zeittafel<text:tab/>2</text:p>
          <text:p text:style-name="P5">DAS MANIFEST; DIE KONTROLLE UND GOTT<text:tab/>4</text:p>
          <text:p text:style-name="P6">Gott<text:tab/>4</text:p>
          <text:p text:style-name="P6">Die Kontrolle<text:tab/>4</text:p>
          <text:p text:style-name="P5">DER PAPIERKORB <text:tab/>4</text:p>
          <text:p text:style-name="P5">WICHTIGE PERSONEN<text:tab/>4</text:p>
          <text:p text:style-name="P6">Hauptprotagonisten<text:tab/>4</text:p>
          <text:p text:style-name="P1">Troublemaker<text:tab/>4</text:p>
          <text:p text:style-name="P1">Die Schöpfer<text:tab/>5</text:p>
          <text:p text:style-name="P1">Unsere Heldentruppe<text:tab/>5</text:p>
          <text:p text:style-name="P1">Artemies<text:tab/>5</text:p>
          <text:p text:style-name="P6">Revelation<text:tab/>5</text:p>
          <text:p text:style-name="P1">Frederic Kings<text:tab/>5</text:p>
          <text:p text:style-name="P1">Quintes Joces O'Maniac<text:tab/>6</text:p>
          <text:p text:style-name="P1">Corinna<text:tab/>6</text:p>
          <text:p text:style-name="P1">Aschton, Sohn von Garet und Corinna<text:tab/>6</text:p>
          <text:p text:style-name="P1">Antonnion<text:tab/>6</text:p>
          <text:p text:style-name="P1">Baron Luikonen<text:tab/>6</text:p>
          <text:p text:style-name="P1">Salomon<text:tab/>6</text:p>
          <text:p text:style-name="P6">Veronica<text:tab/>7</text:p>
          <text:p text:style-name="P1">Anton<text:tab/>7</text:p>
          <text:p text:style-name="P1">Abba Thaurus<text:tab/>7</text:p>
          <text:p text:style-name="P5">PLOTIDEEN<text:tab/>8</text:p>
          <text:p text:style-name="P6">Nachforschungen<text:tab/>8</text:p>
          <text:p text:style-name="P6">Ihre Höhle aus der Kindheit<text:tab/>8</text:p>
          <text:p text:style-name="P6">Die Pyramide des Artemies<text:tab/>8</text:p>
          <text:p text:style-name="P6">Baron Luikonen<text:tab/>8</text:p>
        </text:index-body>
      </text:table-of-content>
      <text:h text:style-name="Heading_20_1" text:outline-level="1"/>
      <text:h text:style-name="Heading_20_1" text:outline-level="1"/>
      <text:h text:style-name="P2" text:outline-level="1">MEILENSTEIN 4</text:h>
      <text:h text:style-name="Heading_20_2" text:outline-level="2">500 JAHRE GESCHICHTE</text:h>
      <text:h text:style-name="Heading_20_3" text:outline-level="3">Zeittafel</text:h>
      <text:p text:style-name="P4">Jahr<text:tab/>Ereignisse</text:p>
      <text:p text:style-name="P4">1<text:tab/>Veronica : Unsere Gruppe verschwindet</text:p>
      <text:p text:style-name="P4"><text:tab/>Veronica : Der Krieg auf Veronica beginnt, Veronica fällt in die Hand der Mutanten. Noch ist allerdings Veronica isoliert und es gibt keinen Kontakt zu anderen Planeten. Abba vermutet allerdings dass es nicht lange dauern wird, bis die ersten Invasoren auftauchen werden um die Mutanten zu vernichten.</text:p>
      <text:p text:style-name="P4"><text:tab/>Revelation : Es tauchen vermehrt Mutanten wie Frederic auf, allerdings nicht in der gleichen Intensität wie auf Revelation</text:p>
      <text:p text:style-name="P4">2<text:tab/>Revelation : Auf Revelation erkennt <text:s/>die Gilde die Gefahr durch die Schicksalsträger und beginnt gegen die Schicksalsträger vorzugehen.</text:p>
      <text:p text:style-name="P4"><text:tab/>Revelation : Mehrere „Frederics“ tauchen auf und wüten in der Bevölkerung. Die GILDE kann dies zu ihrem Vorteil nutzen und baut so einen Hass der Bevölkerung auf die Schicksalsträger auf.</text:p>
      <text:p text:style-name="P4">3-10<text:tab/>Revelation : Schicksalsträger werden zusammengetrieben und in einer Art von Internierungslagern gesteckt. Immer häufiger gibt es Massaker bei denen die Schicksalsträger zu Hunderten hingerichtet werden. </text:p>
      <text:p text:style-name="P4"><text:tab/>Revelation : Baron Luikonen beginnt Expitionen zu anderen Planeten zu organisieren um auf allen Planeten die Schicksalsträger auszulöschen.</text:p>
      <text:p text:style-name="P4"><text:tab/>Veronica : Abba kann die ersten Invasionen der Truppen von Baron Luikonen abwehren, erleidet aber starke Verluste.</text:p>
      <text:p text:style-name="P4">11-20<text:tab/>Auf allen Planeten werden die Schicksalsträger verfolgt und vernichtet. Anton und Antonnion werden junge Männer und beginnen selber im Krieg mit zumischen.</text:p>
      <text:p text:style-name="P4"><text:tab/>Baron Luikonen setzt alles daran die Portale wieder zu öffnen und neu aufzubauen um so ein neues Reich zu organisieren, welches wieder aus hunderten Planeten besteht.</text:p>
      <text:p text:style-name="P4"><text:tab/>Der Baron riskiert dabei sein komplettes Reich und setzt alle ihm verfügbaren Ressourcen dabei ein.</text:p>
      <text:p text:style-name="P4"><text:tab/>Im allgemeinen besteht große Verwirrung weil das Manifest nicht mehr beachtet wurd und die Kontrolle nicht mehr zu existieren scheint.</text:p>
      <text:p text:style-name="P4"><text:tab/>Auf vielen Planeten wird die politische Ordung massiv umgeworfen und neue riesige Reiche enstehen.</text:p>
      <text:p text:style-name="P4">21-24<text:tab/>Baron Luikonen organsisiert ein Riesenheer und beginnt in Revelation eine globale Säuberungsaktion, die im Volk als die „Purga-zeit“ eingeht. Auf der ganzen Welt werden die Schicksalträger oder solche die verdächtigt werden auf grausame Weise getötet. Ähnliches passiert auf anderen Planeten, tweilweise vom Baron selbst organisiert, teilweise von gänzlich anderen Fraktionen. </text:p>
      <text:p text:style-name="P4">25<text:tab/>Der Baron und seine Allierten beginnen eine Invasion von Veronica. Dieser Planet gilt Ursprung und Quelle der Schicksalsträger</text:p>
      <text:p text:style-name="P4">26<text:tab/>Veronica fällt. </text:p>
      <text:p text:style-name="P4">27<text:tab/>Der Krieg auf allen Planeten geht zu Ende. </text:p>
      <text:p text:style-name="P4"><text:tab/>Viele glauben, dass das Manifest nicht mehr gilt und die Kontrolle keinerlei Macht mehr hat.</text:p>
      <text:p text:style-name="P4"><text:soft-page-break/><text:tab/>Baron Luikonen und sein Handelsimperion zerfällt, da der Baron letztlich seine Resourcen ausgereizt hat und so eine leichte Beute für seine Gegner wurde.</text:p>
      <text:p text:style-name="P4">28+ <text:tab/>Die folgenden Jahrzehnte sind geprägt vom Wiederaufbau und von zahlreichen Kriegen, die aber niemals diese Ausmasse erreichten wie der Purga -Krieg.</text:p>
      <text:p text:style-name="P4">66+<text:tab/>Es mehren sich die Anzeichen, dass das Manifest und die Kontrolle wiede aktiv sind. </text:p>
      <text:p text:style-name="P4"><text:tab/>Vermehrt tauchen Freimagier auf, die sich als mächtiger als alles andere erwiesen und begannen damit im Namen der Kontrolle die alte Ordnung wieder herzustellen. </text:p>
      <text:p text:style-name="P4"><text:tab/>Das Markenzeichen dieser Freimagier ist ein Adler der in seinen Krallen eine Weltkugel trägt. </text:p>
      <text:p text:style-name="P4"><text:tab/>Diese Freimagier begannen sehr rigoros die neuen Reiche zu zerschmettern und die alten Grenzen und Machtgefüge wieder herzustellen. </text:p>
      <text:p text:style-name="P4"/>
      <text:h text:style-name="Heading_20_2" text:outline-level="2"/>
      <text:h text:style-name="P8" text:outline-level="2">DAS MANIFEST; DIE KONTROLLE UND GOTT</text:h>
      <text:h text:style-name="Heading_20_3" text:outline-level="3">Gott</text:h>
      <text:p text:style-name="Text_20_body">Die Wesen, gegen die die Menschheit gekämpft hatte und die man durch den Rufer neutralisieren wollte, haben aktuell tatsächlich kein Interesse an der Menschheit. </text:p>
      <text:p text:style-name="Text_20_body">Der Kontrolle ist das durchaus bekannt und sie weiß, dass dies ein immenser Glücksfall ist, denn hätten diese Wesen Interesse gehabt und die Geschehnisse bemerkt, wäre es durchaus möglich gewesen, dass sie die Menschheit dann doch vernichten.</text:p>
      <text:h text:style-name="Heading_20_3" text:outline-level="3">Die Kontrolle</text:h>
      <text:p text:style-name="Text_20_body">Die Kontrolle existiert noch und hat sich auf Seite des Barons geschlagen, da sie wie der Baron der Meinung war, dass der aktuelle Ausbruch der Sequenz verfrüht und fehlerhaft war. </text:p>
      <text:p text:style-name="Text_20_body">Durch geschicktes Taktieren hat sich die Kontrolle während des Krieges zurückgehalten und auf die Zeit nach dem Krieg vorbereitet um dann in der Lage zu sein, die alte Ordnung wieder herzstellen. Nachdem die Kontrolle im Hintergrund wieder ihre alte Macht erlangt hatte, began sie damit die alte Ordnung wiede herzustellen.</text:p>
      <text:h text:style-name="Heading_20_2" text:outline-level="2">DER PAPIERKORB </text:h>
      <text:p text:style-name="Text_20_body">Der Papierkorb ist eine Art von Speicherbereich, dem der Troublemaker ein kleines Quantum Rechenzeit zugeschoben hat, so dass dort unsere Gruppe weiter existieren konnte.</text:p>
      <text:p text:style-name="Text_20_body">Ursprünglich war der Papierkorb für gelöschte Entitäten vorgesehen, die kurz vor der kompletten Löschung standen. Gefährliche Entitäte wie Artemies die eine Gefahr für die Simulation darstellten wurden hierher verschoben.</text:p>
      <text:p text:style-name="Text_20_body">Da die Simulation extrem komplex ist, können die Schöpfer es nicht ausschließen, dass Entitäten sich falsch entwickeln. Damit in solchen Fällen die Simulation nicht wieder von vorne beginnen muss, hat man den Papierkorb eingerichtet, um so diese Entitäten aus der Simulation an sich entfernen zu können. </text:p>
      <text:p text:style-name="Text_20_body">Ein echtes Löschen einer Entität aus der Simulation ist nicht möglich, da die dadurch entstehenden Seiteneffekte unter Umständen weitaus gefährlicher seinen können als die Entität an sich.</text:p>
      <text:p text:style-name="Text_20_body">Der Papierkorb hat sich als effektives Mittel entpuppt Entitäten aus der Simulation zu entfernen ohne die Simulation als solches zu gefährden.</text:p>
      <text:h text:style-name="Heading_20_2" text:outline-level="2">WICHTIGE PERSONEN</text:h>
      <text:h text:style-name="Heading_20_3" text:outline-level="3">Hauptprotagonisten</text:h>
      <text:h text:style-name="Heading_20_4" text:outline-level="4">Troublemaker</text:h>
      <text:p text:style-name="Text_20_body">Der Troublemaker ist eine reale Person und eine Art von Freizeithacker. Er hat die äußere Simulation gefunden und ist aus Neugier eingebrochen. Er hat dort nach belieben die Simulation verändert bevor er die innere Simulation erkannt hat.</text:p>
      <text:p text:style-name="Text_20_body">Der Troublemaker hat dann angefangen ebenfalls die innere Simulation zu verändern.</text:p>
      <text:p text:style-name="Text_20_body">Als die Schöpfer ihn entdeckt hatten, korrigierten sie die Simulation, konnten den Troublemaker aber selbst nicht neutralisieren.</text:p>
      <text:p text:style-name="Text_20_body">Der Troublemaker hat den wahren Grund der beiden Simulationen erkannt und seinen Eingriff bedauert. Er hat daher versucht die Entitäten die ihm am interessantesten erschienen und vor dem Löschen standen zu schützen und verschob sie in den Papierkorb.</text:p>
      <text:p text:style-name="Text_20_body"><text:soft-page-break/>Frederic war ebenfalls inaktiv in diesem Papierkorb verschoben worden.</text:p>
      <text:p text:style-name="Text_20_body">Frederic war quasi einer der Änderungen des Troublemakers an der Simulation.</text:p>
      <text:h text:style-name="Heading_20_4" text:outline-level="4">Die Schöpfer</text:h>
      <text:p text:style-name="Text_20_body">Als die Schöpfer den illegalen Eingriff in die Simulation erkannt hatten, versuchten sie natürlich die Simulation als solche zu retten, da diese bereits recht weit fortgeschritten war.</text:p>
      <text:p text:style-name="Text_20_body">Allerdings gelang es ihnen nicht den Troublemaker zu neutralisieren, sondern konnten nur seinen Einfluss auf die Simulation einschränken.</text:p>
      <text:p text:style-name="Text_20_body">In Gestalt der Revisioren haben die Schöpfer Teile der Simulation bereinigt. Unsere Gruppe und Frederic waren die Hauptbestandteile die es zu bereinigen galt.</text:p>
      <text:p text:style-name="Text_20_body">Der Troublemaker gelang es die Bereinigung der Simulation zu sabotieren und die Gruppe in den von ihm modifizierten Papierkorb zu verschieben.</text:p>
      <text:h text:style-name="Heading_20_4" text:outline-level="4">Unsere Heldentruppe</text:h>
      <text:p text:style-name="Text_20_body">Offiziell ist unserer Gruppe nie von Ihrer Reise nach Revelation zurück gekehrt.</text:p>
      <text:p text:style-name="Text_20_body">Baron Luikonen hat laut den historischen Aufzeichnungen einige Expitionen gestartet die Gruppe zu finden.</text:p>
      <text:h text:style-name="Heading_20_4" text:outline-level="4">Artemies</text:h>
      <text:p text:style-name="Text_20_body">Artemies wurde von den Schöpfern der Simulation in den Papierkorb verschoben weil Artemis die Natur der Realität erkannt hatte und wußte dass er in einer Simulation lebt. So wurde die Entität Artemies eine echte Gefahr für die Simulation an sich.</text:p>
      <text:p text:style-name="Text_20_body">Er weiß allerdings nicht dass es eine innere und eine äußere Simulation gibt.</text:p>
      <text:p text:style-name="Text_20_body">Artemies gelang es im Papierkorb die Gunst der Stunden zu ergreifen als der Troublemaker die Gruppe in den Papierkorb versetzt hat und als Frederic die Gruppe in den eigentlichen Simulationsraum zurückgebracht hat und hat sich so weitestgehende Macht über die Simulation selbst geholt. Er hat es allerdings nicht geschafft den Papierkorb selbst zu verlassen.</text:p>
      <text:p text:style-name="Text_20_body">Artemies kann ähnlich wie Frederic die eigentliche Simulation per Gedankenkraft abändern, allerdings hat er ihm Gegensatz zu Frederic keinen Einfluss auf die äußere Simulation und hat es bisher auch noch nicht geschafft den Papierkorb zu verlassen.</text:p>
      <text:p text:style-name="Text_20_body">Artemies wird nichts unversucht lassen den Papierkorb zu verlassen und wird versuchen Einfluss auf die Simulation außerhalb des Papierkorbs zu erlangen.</text:p>
      <text:p text:style-name="Text_20_body">Irgendwann kann man also Artemies zurück holen. Eventuell eine Art von Seitenquest, sobald es Artemies gelungen ist diesen Einfluss zu erlangen.</text:p>
      <text:p text:style-name="Text_20_body">Frederic wird ihn gewähren lassen und interessiert dabei zu sehen.</text:p>
      <text:h text:style-name="Heading_20_3" text:outline-level="3">Revelation</text:h>
      <text:h text:style-name="Heading_20_4" text:outline-level="4">Frederic Kings</text:h>
      <text:p text:style-name="Text_20_body">Frederic wurde kurz vor unseren Helden ebenfalls in den Papierkorb verfrachtet.</text:p>
      <text:p text:style-name="Text_20_body">Als der Troublemaker eingriff um die Gruppe vor Artemis zu beschützen (der gerade im Begriff war der Gruppe zu erklären dass sie in einer Art von Simulation leben) konnte Frederic einen Blick außerhalb der Simulation erhaschen und erkannte, dass die Macher der Simulation selbst nur eine Simulation sind. </text:p>
      <text:p text:style-name="Text_20_body">Frederic ist es dabei gelungen in die äußere Simulation zu gelangen und dort ein Abbild von sich selbst zu schaffen, quasi einen Frederic-Virus. Dadurch hat Frederic Root-zugang zur inneren Simulation erhalten und kann die innere Simulation nach Belieben verändern.</text:p>
      <text:p text:style-name="Text_20_body"><text:soft-page-break/>Noch wurde dies von den Schöpfern der äußeren Simulation nicht erkannt. Sollte Frederic zuviel verändern, würde dies zu seiner Entdeckung führen.</text:p>
      <text:p text:style-name="Text_20_body">Dennoch hat Frederic es geschafft umfangreiche Wiederholungen an der Simulation durchzuführen und hat sie zahllose Varianten angesehen, wie die Simulation sich weiterentwickelt und endet. Dabei hat er sich stark auf unsere Gruppe konzentriert und </text:p>
      <text:h text:style-name="Heading_20_4" text:outline-level="4">Quintes Joces O'Maniac</text:h>
      <text:p text:style-name="Text_20_body">Quintes hat ist aktuell noch am Leben.</text:p>
      <text:p text:style-name="Text_20_body">Offiziell hat er sich im hohen Alter von 120 zur Ruhe gesetzt. Seine Spur verliert sich kurz darauf. Die Chroniken berichten dass er auf einer längeren Reise verschollen ist, man vermutet dass er Opfer eines Überfalls auf seiner Reise wurde. Seine Leiche wurde aber nie gefunden.</text:p>
      <text:p text:style-name="Text_20_body">Zur Zeit lebt Quintes auf der Insel Karant.</text:p>
      <text:h text:style-name="Heading_20_4" text:outline-level="4">Corinna</text:h>
      <text:p text:style-name="Text_20_body">Corinna lebt aktuell im Untergrund. Sie hat einen Sohn von Garet geboren, der in der Salomo Gruppe aufgewachsen ist und über erstaunliche Talente verfügt.</text:p>
      <text:h text:style-name="Heading_20_4" text:outline-level="4">Aschton, Sohn von Garet und Corinna</text:h>
      <text:p text:style-name="P3">Aschton ist bei Corinna und Salomon aufgewachsen und hat bisher aber von seinen Talenten wenig Gebraucht gemacht.</text:p>
      <text:h text:style-name="Heading_20_4" text:outline-level="4">Antonnion</text:h>
      <text:p text:style-name="Text_20_body">Antonnion hat auf der Seite der Schicksalsträger gekämpft und war einer der wichtigsten Männer im Krieg. Er war quasi deren offizielle Repräsentant und der gefährlichste Gegner des Barons Luikonen.</text:p>
      <text:h text:style-name="Heading_20_4" text:outline-level="4">Baron Luikonen</text:h>
      <text:p text:style-name="Text_20_body">Der Baron hat zusammen mit der Gruppe einen Krieg begonnen um die Schicksalsträger die wie Frederic waren, auszulöschen.</text:p>
      <text:p text:style-name="Text_20_body">Luikonen ging davon aus, dass die Sequenz sich fehlerhaft zusammengesetzt hat und der aktuelle Ausbruch zu früh kommt. Nur wenn man die aktuelle Generation ausrottet und dies mit möglichst wenig Wirbel zu machen, kann man die Chance auf <text:s/>einen erneuten Versuch ein paar Jahrhunderte später bewahren.</text:p>
      <text:p text:style-name="Text_20_body">Im Krieg hat sich der Baron als oberster General hervorgetan, allerdings hat er die Resourcen seiner Familie weit ünerspannt und ist in den folgenden Jahrzehnten wirtschaftlich in die Bedeutungslosigkeit versunken. </text:p>
      <text:p text:style-name="Text_20_body">Er hat also bei weitem nicht mehr die Macht wie vor dem Krieg, kann aber immer noch ein wertvoller Verbündeter sein.</text:p>
      <text:p text:style-name="Text_20_body">Der Baron hat desweiteren während des Krieges viele Artefaktteile gesammelt und zentral auf Revelation versteckt. Nur wer das Vertrauen des Barons erlangt, hat eine Chance an den Rufer zu kommen.</text:p>
      <text:p text:style-name="Text_20_body">Oder aber man baut sich eine entsprechnde Armee auf und holt sich die Teile mit Gewalt.</text:p>
      <text:h text:style-name="Heading_20_4" text:outline-level="4">Salomon</text:h>
      <text:p text:style-name="Text_20_body">Salomon hat eine größere Gruppe von Schicksalsträgern um sich gesammelt und in den Krieg der sich nach dem Verschwinden unserer Gruppe entwickelt hat, eingegriffen. </text:p>
      <text:p text:style-name="Text_20_body">Nach dem Ende des Krieges den nur er und eine Handvoll seiner Gefolgsleuten überlebt hat, ist er offiziell verschwunden.</text:p>
      <text:p text:style-name="Text_20_body"><text:soft-page-break/>Salomon hat sich zurückgezogen und es tatsächlich geschafft die folgenden Jahrhunderte zu überleben. </text:p>
      <text:p text:style-name="Text_20_body">Corinna hat sich ihm während des Krieges angeschlossen und ist bei ihm und seinen Leuten geblieben.</text:p>
      <text:p text:style-name="Text_20_body">Salomon und Corinna sind beide noch am Leben.</text:p>
      <text:h text:style-name="Heading_20_3" text:outline-level="3">Veronica</text:h>
      <text:h text:style-name="Heading_20_4" text:outline-level="4">Anton</text:h>
      <text:p text:style-name="Text_20_body">Der kleine Junge, der von unserer Gruppe für Antonnion (Revelation) gehalten wurde.</text:p>
      <text:p text:style-name="Text_20_body">Er hat im Krieg eine große Rolle gespielt. Die Chronik besagt, dass er die Endschlacht gewonnen hat und ist seit dem offiziell verschwunden.</text:p>
      <text:p text:style-name="Text_20_body">Er lebgt aktuell in der Gruppe von Salomon und kennt Corinna und Aschton.</text:p>
      <text:h text:style-name="Heading_20_4" text:outline-level="4">Abba Thaurus</text:h>
      <text:p text:style-name="Text_20_body">Abba war im Krieg auf Veronica der führende Kopf und began nach Eroberung von Veronica dort den Planet gegen die Truppen des Barons zu verteidigen. Der Krieg ging verloren und Abba wurde offiziell hingerichtet.</text:p>
      <text:h text:style-name="Heading_20_2" text:outline-level="2"/>
      <text:h text:style-name="P8" text:outline-level="2">PLOTIDEEN</text:h>
      <text:h text:style-name="Heading_20_3" text:outline-level="3">Nachforschungen</text:h>
      <text:p text:style-name="Text_20_body">Die Gruppe wird schnell erfahren, wie sich die Jahrhunderte nach ihrem Verschwinden entwickelt haben.</text:p>
      <text:p text:style-name="Text_20_body">Sie werden erfahren dass ihre Familien alle keine Nachkommen mehr hatten und mehr oder weniger im Krieg gefallen sind. Die Aufzeichnungen schweigen sich über Details aber aus.</text:p>
      <text:h text:style-name="Heading_20_3" text:outline-level="3">Ihre Höhle aus der Kindheit</text:h>
      <text:p text:style-name="Text_20_body">Die Höhle in der sie die Familie Klassig versteckt hatten.</text:p>
      <text:p text:style-name="Text_20_body">Unter der Höhle verbirgt sich ein Raum, Session 12/13. Der Raum gehört zur Kontrolle und wurde von der Kontrolle auch wieder zurückgeholt. Die Aufzeichnungen zeigen, dass nach Ende des Krieges dort eine riesige Erzmine angelegt wurde und man dort über 50 Jahre Erz gefördert hat. Man muss schon genau nachforschen um darauf zu kommen, dass es eine Art von Tarnung war und man dort weitaus weniger Erz gefördert hat als behauptet wurde.</text:p>
      <text:p text:style-name="Text_20_body">Sollten sie dort hinreisen, werden sie feststellen, dass der Gang/Zugang nicht mehr existiert bzw. verschüttet wurde.</text:p>
      <text:p text:style-name="Text_20_body">Sollten Sie versuchen sich Zugang zu verschaffen, müßen Sie das im wirklich großen Stil machen und werden früher oder später von der Kontrolle boykottiert.</text:p>
      <text:h text:style-name="Heading_20_3" text:outline-level="3">Die Pyramide des Artemies</text:h>
      <text:p text:style-name="Text_20_body">Sie finden zwar das Bergwerk, aber keinesfalls mehr den Zugang zu der Pyramide. </text:p>
      <text:p text:style-name="Text_20_body">Sie werden wieder massig mit den Dragoniten zu tun bekommen.</text:p>
      <text:h text:style-name="Heading_20_3" text:outline-level="3">Baron Luikonen</text:h>
      <text:p text:style-name="Text_20_body">Zu versuchen Kontakt aufzunehmen wäre die sinnvollste Variante.</text:p>
      <text:p text:style-name="Text_20_body">Nachforschungen werden schnell erbringen, dass das Handelshaus Luikonen nach dem Krieg zusammengebrochen ist. Die Chronik besagt dass das Handelshaus von einem der Söhne weitergeführt wurde und der Baron selbst im hohen Alter verstorben ist.</text:p>
      <text:p text:style-name="Text_20_body">Weitere Nachforschungen ergeben, dass die Familie ihren Stammsitz nach Karant verlegt hat und nur noch einige wenige Handelshäuser in den wichtigsten Großstädten hat. </text:p>
      <text:p text:style-name="Text_20_body">Man sagt das Handelshaus des Barons sei nur noch ein Schatten der Vergangenheit und bei weitem nicht so mächtig wie vor Ausbruch des Krieg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2"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000080" style:font-name="Verdana1" fo:font-size="16pt" style:text-underline-style="solid" style:text-underline-width="bold" style:text-underline-color="#000080" fo:font-weight="bold" style:font-size-asian="115%" style:font-weight-asian="bold" style:font-size-complex="115%" style:font-weight-complex="bold" style:text-overline-style="none" style:text-overline-color="#000080"/>
    </style:style>
    <style:style style:name="Heading_20_2" style:display-name="Heading 2" style:family="paragraph" style:parent-style-name="Heading" style:next-style-name="Text_20_body" style:default-outline-level="2" style:class="text">
      <style:text-properties fo:color="#000080"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000080" style:font-name="Verdana1"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nsjoachim Heiges</meta:initial-creator>
    <meta:creation-date>2010-08-08T13:00:59.72</meta:creation-date>
    <meta:generator>OpenOffice.org/3.1$Win32 OpenOffice.org_project/310m19$Build-9420</meta:generator>
    <dc:date>2010-08-08T17:05:48.03</dc:date>
    <dc:creator>Hansjoachim Heiges</dc:creator>
    <meta:editing-duration>PT04H04M47S</meta:editing-duration>
    <meta:editing-cycles>7</meta:editing-cycles>
    <meta:printed-by>Hansjoachim Heiges</meta:printed-by>
    <meta:print-date>2010-08-08T16:33:56.11</meta:print-date>
    <meta:document-statistic meta:table-count="0" meta:image-count="0" meta:object-count="0" meta:page-count="8" meta:paragraph-count="150" meta:word-count="2249" meta:character-count="14920"/>
  </office:meta>
</office:document-meta>
</file>